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vertical-align="bottom"/>
    </style:style>
    <style:style style:name="P4" style:family="paragraph" style:parent-style-name="Text_20_body">
      <style:paragraph-properties fo:margin-top="0cm" fo:margin-bottom="0.101cm"/>
    </style:style>
    <style:style style:name="P5" style:family="paragraph" style:parent-style-name="Text_20_body">
      <style:paragraph-properties fo:margin-top="0cm" fo:margin-bottom="0.101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101cm"/>
      <style:text-properties style:text-line-through-style="solid"/>
    </style:style>
    <style:style style:name="P7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solid"/>
    </style:style>
    <style:style style:name="P8" style:family="paragraph" style:parent-style-name="Text_20_body">
      <style:paragraph-properties fo:margin-top="0cm" fo:margin-bottom="0.101cm" fo:padding="0cm" fo:border-left="none" fo:border-right="0.018cm solid #000000" fo:border-top="none" fo:border-bottom="none" style:shadow="none"/>
    </style:style>
    <style:style style:name="P9" style:family="paragraph" style:parent-style-name="Text_20_body">
      <style:paragraph-properties fo:margin-top="0cm" fo:margin-bottom="0cm" fo:padding="0cm" fo:border="none" style:shadow="none" style:vertical-align="bottom"/>
      <style:text-properties style:font-name="Nimbus Sans L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padding="0cm" fo:border-left="none" fo:border-right="0.018cm solid #000000" fo:border-top="none" fo:border-bottom="none" style:shadow="none" style:vertical-align="bottom"/>
    </style:style>
    <style:style style:name="P12" style:family="paragraph" style:parent-style-name="Text_20_body">
      <style:paragraph-properties fo:padding="0cm" fo:border-left="none" fo:border-right="0.018cm solid #000000" fo:border-top="none" fo:border-bottom="none" style:shadow="none" style:vertical-align="bottom"/>
      <style:text-properties style:font-name="Nimbus Sans L"/>
    </style:style>
    <style:style style:name="P13" style:family="paragraph" style:parent-style-name="Text_20_body">
      <style:paragraph-properties style:shadow="none" style:vertical-align="bottom"/>
    </style:style>
    <style:style style:name="P14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15" style:family="paragraph" style:parent-style-name="Heading_20_1">
      <style:paragraph-properties fo:margin-top="0cm" fo:margin-bottom="0.101cm"/>
    </style:style>
    <style:style style:name="P16" style:family="paragraph" style:parent-style-name="Heading_20_1">
      <style:paragraph-properties fo:margin-top="0cm" fo:margin-bottom="0.101cm" fo:break-before="column"/>
    </style:style>
    <style:style style:name="P17" style:family="paragraph" style:parent-style-name="Heading_20_1" style:master-page-name="">
      <style:paragraph-properties fo:margin-top="0cm" fo:margin-bottom="0.101cm" style:page-number="auto" fo:break-before="column"/>
    </style:style>
    <style:style style:name="T1" style:family="text">
      <style:text-properties style:font-name="Nimbus Sans L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5.459cm" fo:min-width="8.964cm" draw:z-index="0">
        <draw:text-box fo:min-height="4.86cm">
          <text:h text:style-name="P14" text:outline-level="1">Conventions</text:h>
          <text:p text:style-name="P8">Additions since the last release are marked with a vertical bar</text:p>
          <text:p text:style-name="P7">Deletions since the last release are struck through</text:p>
          <text:p text:style-name="P7"/>
          <text:p text:style-name="P3">Version: <text:modification-date style:data-style-name="N106">2013-11-15 1543</text:modification-date><text:line-break/>Author: Michael Pellaton<text:line-break/></text:p>
          <text:p text:style-name="P2">Copyright © 2013 by Netcetera, Zürich.<text:line-break/>Released under EPL v1.0 <text:line-break/>http://www.eclipse.org/legal/epl-v10.html</text:p>
        </draw:text-box>
      </draw:frame>
      <text:section text:style-name="Sect1" text:name="Section1">
        <text:h text:style-name="P15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9">Redo (on Windows)<text:tab/>Ctrl+Y<text:tab/>Dialogs, Windows</text:p>
        <text:p text:style-name="P13">Redo (on Linux)<text:tab/>Ctrl+Shift+Z <text:tab/>Dialogs, Wind<text:span text:style-name="T1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10">Search Occurrences in File<text:tab/>Shift+Ctrl+U<text:tab/>Windows</text:p>
        <text:h text:style-name="Heading_20_1" text:outline-level="1">Git</text:h>
        <text:p text:style-name="P11">Comm<text:span text:style-name="T1">it...<text:tab/>Ctrl+#<text:tab/>In Windows</text:span></text:p>
        <text:p text:style-name="P12">Copy Path to Clipboard<text:tab/>Ctrl+C<text:tab/>In Git Repo View</text:p>
        <text:p text:style-name="P12">Copy<text:tab/>Ctrl+C<text:tab/>In Git Reflog View</text:p>
        <text:p text:style-name="P12">Paste Repo Path or URI<text:tab/>Ctrl+V<text:tab/>In Git Repo View</text:p>
        <text:p text:style-name="Text_20_body"/>
        <text:h text:style-name="P16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h text:style-name="Heading_20_1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Text_20_body">Rename in File<text:tab/>Ctrl+2 R<text:tab/>Editing Java Src</text:p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4">Build All<text:tab/>Ctrl+B<text:tab/>Windows</text:p>
        <text:h text:style-name="P16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3">Undo<text:tab/>Ctrl+Z<text:tab/>Breakpoin<text:span text:style-name="T1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h text:style-name="Heading_20_1" text:outline-level="1"/>
        <text:h text:style-name="P17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>Ant Editing</text:h>
        <text:p text:style-name="Text_20_body">Open External Doc.<text:tab/>Shift+F2<text:tab/>Editing Ant Files</text:p>
        <text:p text:style-name="P5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3">O<text:span text:style-name="T1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4">Show Contrib. Plug-in<text:tab/>Shift+Alt+F3 <text:tab/>Dialogs, Windows</text:p>
        <text:p text:style-name="P6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3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Pellaton</meta:initial-creator>
    <meta:creation-date>2011-02-16T16:40:31</meta:creation-date>
    <dc:date>2013-11-15T15:43:07.14</dc:date>
    <meta:editing-duration>PT02H57M53S</meta:editing-duration>
    <meta:editing-cycles>34</meta:editing-cycles>
    <meta:generator>OpenOffice.org/3.2$Win32 OpenOffice.org_project/320m12$Build-9483</meta:generator>
    <meta:printed-by>Michael Pellaton</meta:printed-by>
    <meta:print-date>2011-02-27T07:26:04</meta:print-date>
    <meta:document-statistic meta:table-count="0" meta:image-count="0" meta:object-count="0" meta:page-count="2" meta:paragraph-count="237" meta:word-count="1241" meta:character-count="8612"/>
  </office:meta>
</office:document-meta>
</file>